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B04567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ook-title">
      <style:graphic-properties draw:auto-grow-height="true" fo:min-height="3.506cm"/>
    </style:style>
    <style:style style:name="pr2" style:family="presentation" style:parent-style-name="lyt-book-notes">
      <style:graphic-properties draw:fill-color="#ffffff" draw:auto-grow-height="true" fo:min-height="13.364cm"/>
    </style:style>
    <style:style style:name="pr3" style:family="presentation" style:parent-style-name="lyt-book-outline1">
      <style:graphic-properties draw:auto-grow-height="true" fo:min-height="13.859cm"/>
    </style:style>
    <style:style style:name="pr4" style:family="presentation" style:parent-style-name="lyt-book-title">
      <style:graphic-properties fo:min-height="3.506cm"/>
    </style:style>
    <style:style style:name="pr5" style:family="presentation" style:parent-style-name="lyt-book-outline1">
      <style:graphic-properties fo:min-height="16.549cm"/>
    </style:style>
    <style:style style:name="pr6" style:family="presentation" style:parent-style-name="lyt-book-notes">
      <style:graphic-properties draw:fill-color="#ffffff" fo:min-height="13.364cm"/>
    </style:style>
    <style:style style:name="pr7" style:family="presentation" style:parent-style-name="lyt-book-outline1">
      <style:graphic-properties fo:min-height="13.859cm"/>
    </style:style>
    <style:style style:name="pr8" style:family="presentation" style:parent-style-name="lyt-book-title">
      <style:graphic-properties fo:min-height="2.506cm"/>
    </style:style>
    <style:style style:name="pr9" style:family="presentation" style:parent-style-name="lyt-book-outline1">
      <style:graphic-properties fo:min-height="16.295cm"/>
    </style:style>
    <style:style style:name="pr10" style:family="presentation" style:parent-style-name="lyt-book-outline1">
      <style:graphic-properties fo:min-height="15.795cm"/>
    </style:style>
    <style:style style:name="pr11" style:family="presentation" style:parent-style-name="lyt-book-outline1">
      <style:graphic-properties fo:min-height="14.397cm"/>
    </style:style>
    <style:style style:name="pr12" style:family="presentation" style:parent-style-name="lyt-book-outline1">
      <style:graphic-properties draw:textarea-vertical-align="bottom" fo:min-height="13.859cm"/>
    </style:style>
    <style:style style:name="pr13" style:family="presentation" style:parent-style-name="lyt-book-outline1">
      <style:graphic-properties fo:min-height="13.897cm"/>
    </style:style>
    <style:style style:name="P1" style:family="paragraph">
      <style:text-properties fo:font-size="26pt" style:font-size-asian="26pt" style:font-size-complex="26pt"/>
    </style:style>
    <style:style style:name="P2" style:family="paragraph">
      <style:text-properties fo:font-size="28.1000003814697pt"/>
    </style:style>
    <style:style style:name="P3" style:family="paragraph">
      <style:paragraph-properties fo:text-align="justify"/>
    </style:style>
    <style:style style:name="P4" style:family="paragraph">
      <style:paragraph-properties fo:text-align="justify"/>
      <style:text-properties fo:font-size="26pt" style:font-size-asian="26pt" style:font-size-complex="26pt"/>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ook" presentation:presentation-page-layout-name="AL1T1">
        <draw:frame presentation:style-name="pr1" draw:layer="layout" svg:width="25.199cm" svg:height="3.506cm" svg:x="2cm" svg:y="4cm" presentation:class="title" presentation:user-transformed="true">
          <draw:text-box>
            <text:p>API Testing</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ook" presentation:presentation-page-layout-name="AL1T1">
        <draw:frame presentation:style-name="pr1" draw:layer="layout" svg:width="25.199cm" svg:height="3.506cm" svg:x="1.4cm" svg:y="0.837cm" presentation:class="title">
          <draw:text-box>
            <text:p>API Testing</text:p>
          </draw:text-box>
        </draw:frame>
        <draw:frame presentation:style-name="pr3" draw:text-style-name="P1" draw:layer="layout" svg:width="25.199cm" svg:height="13.859cm" svg:x="1.4cm" svg:y="4.914cm" presentation:class="outline">
          <draw:text-box>
            <text:list text:style-name="L2">
              <text:list-item>
                <text:p><text:span text:style-name="T1">API testing is the process of verifying that an application programming interface(API) meets it's functional,performance and security requirements.It involves sending requests to the API analyzing the responses and validating that the API behaves as expected.</text:span></text:p>
              </text:list-item>
              <text:list-item>
                <text:p><text:span text:style-name="T1">API Testing is crucial to ensure that APIs are reliable,scalable and secure.It helps to identify issues early in the development cycle,reducing the risk of errors and downtime in production.</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book" presentation:presentation-page-layout-name="AL1T1">
        <draw:frame presentation:style-name="pr4" draw:layer="layout" svg:width="25.199cm" svg:height="3.506cm" svg:x="1.4cm" svg:y="0.837cm" presentation:class="title">
          <draw:text-box>
            <text:p>Types of API testing</text:p>
          </draw:text-box>
        </draw:frame>
        <draw:frame presentation:style-name="pr5" draw:text-style-name="P1" draw:layer="layout" svg:width="25.199cm" svg:height="16.549cm" svg:x="1.5cm" svg:y="3.951cm" presentation:class="outline" presentation:user-transformed="true">
          <draw:text-box>
            <text:list text:style-name="L2">
              <text:list-header>
                <text:p><text:span text:style-name="T1">1.Functional Testing:: Verifies that the API performs it's intended functions correctly such as creating,reading,updating and deleting data</text:span></text:p>
                <text:p><text:span text:style-name="T1">2.Performance Testing:: Measures the APIs response time,throughput and resource utilization under various loads and conditions.</text:span></text:p>
                <text:p><text:span text:style-name="T1">3.Security Testing:: Identifies vulnerabilities and ensures that the API is secure such as testing for authentication,authorization and data encryption.</text:span></text:p>
                <text:p><text:span text:style-name="T1">4.Intergration Testing::Verifies that the API integrates correctly with the other systems,services or applications.</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ook" presentation:presentation-page-layout-name="AL1T1">
        <draw:frame presentation:style-name="pr4" draw:layer="layout" svg:width="25.199cm" svg:height="3.506cm" svg:x="1.4cm" svg:y="0.837cm" presentation:class="title">
          <draw:text-box>
            <text:p>Techniques for API Testing</text:p>
          </draw:text-box>
        </draw:frame>
        <draw:frame presentation:style-name="pr7" draw:text-style-name="P1" draw:layer="layout" svg:width="25.199cm" svg:height="13.859cm" svg:x="1.4cm" svg:y="4.914cm" presentation:class="outline">
          <draw:text-box>
            <text:list text:style-name="L2">
              <text:list-header>
                <text:p><text:span text:style-name="T1">1.Manual Testing:: Manual testing involves sending requests to the API using tools like postman,cURL or SoapUI.</text:span></text:p>
                <text:p><text:span text:style-name="T1">2.Automated Testing::Automated Testing uses scripts or tools like selenium,JMeer or Gatling to send requests and validate responses.</text:span></text:p>
                <text:p><text:span text:style-name="T1">3.API Mocking::API Mocking involves creating a mock API to test the API's beavior in isolation.</text:span></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ook" presentation:presentation-page-layout-name="AL1T1">
        <draw:frame presentation:style-name="pr4" draw:layer="layout" svg:width="25.199cm" svg:height="3.506cm" svg:x="1.4cm" svg:y="0.837cm" presentation:class="title">
          <draw:text-box>
            <text:p>Techniques for API Testing</text:p>
          </draw:text-box>
        </draw:frame>
        <draw:frame presentation:style-name="pr7" draw:text-style-name="P1" draw:layer="layout" svg:width="25.199cm" svg:height="13.859cm" svg:x="1.4cm" svg:y="4.914cm" presentation:class="outline">
          <draw:text-box>
            <text:list text:style-name="L2">
              <text:list-item>
                <text:p><text:span text:style-name="T1">1.Black Box Testing::Testing the API without knowledge of the internal implementation.</text:span></text:p>
                <text:p><text:span text:style-name="T1">2.White Box Testing::Testing API with knowledge of the internal implementation.</text:span></text:p>
                <text:p><text:span text:style-name="T1">3.Gray Box Testing::A combination of black and white box testing.</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lyt-book" presentation:presentation-page-layout-name="AL1T1">
        <draw:frame presentation:style-name="pr8" draw:layer="layout" svg:width="25.199cm" svg:height="2.506cm" svg:x="1.301cm" svg:y="0cm" presentation:class="title" presentation:user-transformed="true">
          <draw:text-box>
            <text:p>Tools for API Testing</text:p>
          </draw:text-box>
        </draw:frame>
        <draw:frame presentation:style-name="pr9" draw:text-style-name="P1" draw:layer="layout" svg:width="25.199cm" svg:height="18.43cm" svg:x="1.5cm" svg:y="2.57cm" presentation:class="outline" presentation:user-transformed="true">
          <draw:text-box>
            <text:list text:style-name="L2">
              <text:list-item>
                <text:p><text:span text:style-name="T1">Postman:A popular API testing tool for sending requests and verifying responses.</text:span></text:p>
              </text:list-item>
              <text:list-item>
                <text:p><text:span text:style-name="T1">SoapUI:A compherensive API testing tool for fuctional,performance and security testing.</text:span></text:p>
              </text:list-item>
              <text:list-item>
                <text:p><text:span text:style-name="T1">Jmeter:An open source performance testing tools for APIs.</text:span></text:p>
              </text:list-item>
              <text:list-item>
                <text:p><text:span text:style-name="T1">Gatling:</text:span></text:p>
              </text:list-item>
              <text:list-item>
                <text:p><text:span text:style-name="T1">Rest Assured:A java based API testing tool for RESTful APIs.</text:span></text:p>
              </text:list-item>
              <text:list-item>
                <text:p><text:span text:style-name="T1">Pytest:A python based API testing tol for RESTful APIs.</text:span></text:p>
              </text:list-item>
              <text:list-item>
                <text:p><text:span text:style-name="T1">APIScanner</text:span></text:p>
              </text:list-item>
              <text:list-item>
                <text:p><text:span text:style-name="T1">Acunetix</text:span></text:p>
              </text:list-item>
              <text:list-item>
                <text:p><text:span text:style-name="T1">IBM AppScan</text:span></text:p>
              </text:list-item>
              <text:list-item>
                <text:p><text:span text:style-name="T1">Veracode</text:span></text:p>
              </text:list-item>
              <text:list-item>
                <text:p><text:span text:style-name="T1">SonarQube</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ook" presentation:presentation-page-layout-name="AL1T1">
        <draw:frame presentation:style-name="pr8" draw:layer="layout" svg:width="25.199cm" svg:height="2.506cm" svg:x="1.801cm" svg:y="0cm" presentation:class="title" presentation:user-transformed="true">
          <draw:text-box>
            <text:p>Tools for API Testing</text:p>
          </draw:text-box>
        </draw:frame>
        <draw:frame presentation:style-name="pr7" draw:text-style-name="P1" draw:layer="layout" svg:width="25.199cm" svg:height="19.43cm" svg:x="1.801cm" svg:y="1.5cm" presentation:class="outline" presentation:user-transformed="true">
          <draw:text-box>
            <text:list text:style-name="L2">
              <text:list-item>
                <text:p text:style-name="P1"><text:span text:style-name="T1">API Fortress</text:span></text:p>
              </text:list-item>
              <text:list-item>
                <text:p text:style-name="P1"><text:span text:style-name="T1">APIMetrics</text:span></text:p>
              </text:list-item>
              <text:list-item>
                <text:p text:style-name="P1"><text:span text:style-name="T1">CloudVector</text:span></text:p>
              </text:list-item>
              <text:list-item>
                <text:p text:style-name="P1"><text:span text:style-name="T1">Neuralegion</text:span></text:p>
              </text:list-item>
              <text:list-item>
                <text:p text:style-name="P1"><text:span text:style-name="T1">Salt security</text:span></text:p>
              </text:list-item>
              <text:list-item>
                <text:p text:style-name="P1"><text:span text:style-name="T1">GraphQL Voyager</text:span></text:p>
              </text:list-item>
              <text:list-item>
                <text:p text:style-name="P1"><text:span text:style-name="T1">GraphQL playground</text:span></text:p>
              </text:list-item>
              <text:list-item>
                <text:p text:style-name="P1"><text:span text:style-name="T1">gRPCurl</text:span></text:p>
              </text:list-item>
              <text:list-item>
                <text:p text:style-name="P1"><text:span text:style-name="T1">Websocket king</text:span></text:p>
              </text:list-item>
              <text:list-item>
                <text:p text:style-name="P1"><text:span text:style-name="T1">MQQTBox</text:span></text:p>
              </text:list-item>
              <text:list-item>
                <text:p text:style-name="P1"><text:span text:style-name="T1">CoAPthon</text:span></text:p>
              </text:list-item>
              <text:list-item>
                <text:p text:style-name="P1"><text:span text:style-name="T1">HTTP/2 Debugger</text:span></text:p>
              </text:list-item>
              <text:list-item>
                <text:p text:style-name="P1"><text:span text:style-name="T1">QUIC Debugger</text:span></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ook" presentation:presentation-page-layout-name="AL1T1">
        <draw:frame presentation:style-name="pr4" draw:layer="layout" svg:width="25.199cm" svg:height="3.506cm" svg:x="1.4cm" svg:y="0.837cm" presentation:class="title">
          <draw:text-box>
            <text:p>API Testing Best Practice</text:p>
          </draw:text-box>
        </draw:frame>
        <draw:frame presentation:style-name="pr10" draw:text-style-name="P1" draw:layer="layout" svg:width="25.199cm" svg:height="15.795cm" svg:x="1.4cm" svg:y="4.914cm" presentation:class="outline" presentation:user-transformed="true">
          <draw:text-box>
            <text:list text:style-name="L2">
              <text:list-header>
                <text:p><text:span text:style-name="T1">1.Test Early and Often:Integrate API testing into the development tools to cover various aspects of API testing.</text:span></text:p>
                <text:p><text:span text:style-name="T1">2.Use a variety of Testing Tools:Utilize different tools to cover various aspects of API testing.</text:span></text:p>
                <text:p><text:span text:style-name="T1">3.Test for Error Handling:Verify that the API handles errors and exceptions correctly.</text:span></text:p>
                <text:p><text:span text:style-name="T1">4.Test for security:Ensure the API is secure and protect sensitive data.</text:span></text:p>
                <text:p><text:span text:style-name="T1">5.Test for Performance:Measure the APIs performance under various loads and conditions.</text:spa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ook" presentation:presentation-page-layout-name="AL1T1">
        <draw:frame presentation:style-name="pr4" draw:layer="layout" svg:width="25.199cm" svg:height="3.506cm" svg:x="0.5cm" svg:y="-0.5cm" presentation:class="title" presentation:user-transformed="true">
          <draw:text-box>
            <text:p>API Testing Challenges</text:p>
          </draw:text-box>
        </draw:frame>
        <draw:frame presentation:style-name="pr11" draw:text-style-name="P1" draw:layer="layout" svg:width="25.199cm" svg:height="14.397cm" svg:x="1.301cm" svg:y="2.293cm" presentation:class="outline" presentation:user-transformed="true">
          <draw:text-box>
            <text:list text:style-name="L2">
              <text:list-item>
                <text:p><text:span text:style-name="T1">Complexity:APIs can be complex making it difficult to test all possible scenarios.</text:span></text:p>
              </text:list-item>
              <text:list-item>
                <text:p><text:span text:style-name="T1">Dynamic data : APIs often involve dynamic data making it challenging to test static data.</text:span></text:p>
              </text:list-item>
              <text:list-item>
                <text:p><text:span text:style-name="T1">Multiple Endpoints:APIs can have multiple endpoints making it difficult to test each one throughly.</text:span></text:p>
              </text:list-item>
              <text:list-item>
                <text:p><text:span text:style-name="T1">Authentication and Authorization:APIs often requires authentication and aithorization adding an extra layer of complexity to testing.</text:span></text:p>
              </text:list-item>
              <text:list-item>
                <text:p><text:span text:style-name="T1">Third-party dependencies:APIs may relay on third-party dependencies making it challenging to test and troubleshoot issues.</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ook" presentation:presentation-page-layout-name="AL1T1">
        <draw:frame presentation:style-name="pr4" draw:layer="layout" svg:width="25.199cm" svg:height="3.506cm" svg:x="1.4cm" svg:y="0.837cm" presentation:class="title">
          <draw:text-box>
            <text:p>API Testing Metrics</text:p>
          </draw:text-box>
        </draw:frame>
        <draw:frame presentation:style-name="pr7" draw:text-style-name="P1" draw:layer="layout" svg:width="25.199cm" svg:height="13.859cm" svg:x="1.5cm" svg:y="4.5cm" presentation:class="outline" presentation:user-transformed="true">
          <draw:text-box>
            <text:list text:style-name="L2">
              <text:list-item>
                <text:p><text:span text:style-name="T1">Response Time:Measures the time it takes for the API to responf to a request.</text:span></text:p>
              </text:list-item>
              <text:list-item>
                <text:p><text:span text:style-name="T1">Throughput:Measure the number of requests the API can handle within a given time period.</text:span></text:p>
              </text:list-item>
              <text:list-item>
                <text:p><text:span text:style-name="T1">Error Rate:Measures the number of errors returned by API.</text:span></text:p>
              </text:list-item>
              <text:list-item>
                <text:p><text:span text:style-name="T1">Coverage:Measures the percentage of API endpoints and scenarios tested.</text:span></text:p>
              </text:list-item>
              <text:list-item>
                <text:p><text:span text:style-name="T1">Test Data Quality:Measures the quality and relevance of test data used for API testing.</text:span></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ook" presentation:presentation-page-layout-name="AL1T1">
        <draw:frame presentation:style-name="pr4" draw:layer="layout" svg:width="25.199cm" svg:height="3.506cm" svg:x="1.4cm" svg:y="0.837cm" presentation:class="title">
          <draw:text-box>
            <text:p>API Testing Frameworks</text:p>
          </draw:text-box>
        </draw:frame>
        <draw:frame presentation:style-name="pr7" draw:text-style-name="P1" draw:layer="layout" svg:width="25.199cm" svg:height="13.859cm" svg:x="1.4cm" svg:y="4.914cm" presentation:class="outline">
          <draw:text-box>
            <text:list text:style-name="L2">
              <text:list-item>
                <text:p><text:span text:style-name="T1">Rest Assured::A java based framework for testing RESTful APIs.</text:span></text:p>
              </text:list-item>
              <text:list-item>
                <text:p><text:span text:style-name="T1">Pytest::A python based framework for testing RESTful APIs.</text:span></text:p>
              </text:list-item>
              <text:list-item>
                <text:p><text:span text:style-name="T1">Cucumber::A BDD(behavior driven development) framework for testing APIs.</text:span></text:p>
              </text:list-item>
              <text:list-item>
                <text:p><text:span text:style-name="T1">TestNG::A java based framework for testing APIs.</text:span></text:p>
              </text:list-item>
              <text:list-item>
                <text:p><text:span text:style-name="T1">Unittest::A python based framework for testing APIs.</text:span></text:p>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ook" presentation:presentation-page-layout-name="AL1T1">
        <draw:frame presentation:style-name="pr4" draw:layer="layout" svg:width="25.199cm" svg:height="3.506cm" svg:x="1.4cm" svg:y="0.837cm" presentation:class="title">
          <draw:text-box>
            <text:p>API Testing Automation</text:p>
          </draw:text-box>
        </draw:frame>
        <draw:frame presentation:style-name="pr7" draw:text-style-name="P1" draw:layer="layout" svg:width="25.199cm" svg:height="13.859cm" svg:x="1.4cm" svg:y="4.914cm" presentation:class="outline">
          <draw:text-box>
            <text:list text:style-name="L2">
              <text:list-item>
                <text:p><text:span text:style-name="T1">Automated Testing::Automates API testing using scripts and tools.</text:span></text:p>
              </text:list-item>
              <text:list-item>
                <text:p><text:span text:style-name="T1">Continuous Integration::Integrates API testing into CI pipelines to run tests automatically.</text:span></text:p>
              </text:list-item>
              <text:list-item>
                <text:p><text:span text:style-name="T1">Continuous Deployment::Deploys API changes automatically after testing.</text:span></text:p>
              </text:list-item>
              <text:list-item>
                <text:p><text:span text:style-name="T1">API testing as code::Treats API testing as code allowing for version control and collabration.</text:span></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ook" presentation:presentation-page-layout-name="AL1T1">
        <draw:frame presentation:style-name="pr4" draw:layer="layout" svg:width="25.199cm" svg:height="3.506cm" svg:x="1.4cm" svg:y="0.837cm" presentation:class="title">
          <draw:text-box>
            <text:p>API Testing for specific Industries</text:p>
          </draw:text-box>
        </draw:frame>
        <draw:frame presentation:style-name="pr7" draw:text-style-name="P1" draw:layer="layout" svg:width="25.199cm" svg:height="13.859cm" svg:x="1.5cm" svg:y="4cm" presentation:class="outline" presentation:user-transformed="true">
          <draw:text-box>
            <text:list text:style-name="L2">
              <text:list-item>
                <text:p><text:span text:style-name="T1">Healthcare API testing::Testing APIs for healthcare application ensuring compliance with regulations like HIPPA.</text:span></text:p>
              </text:list-item>
              <text:list-item>
                <text:p><text:span text:style-name="T1">Financial API Testing::Testing APIs for financial application,ensuring security and compliajnce with regulation like PCI/DSS.</text:span></text:p>
              </text:list-item>
              <text:list-item>
                <text:p><text:span text:style-name="T1">E-Commerce API Testing::Testing APIs for e-commerce applications,ensuring seamless integration with payement gateway and logistic providers.</text:span></text:p>
              </text:list-item>
              <text:list-item>
                <text:p><text:span text:style-name="T1">IOT API Testing::Testing APIs for IOT devices,ensuring secure data transmission and processing.</text:span></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ook" presentation:presentation-page-layout-name="AL1T1">
        <draw:frame presentation:style-name="pr4" draw:layer="layout" svg:width="25.199cm" svg:height="3.506cm" svg:x="1.4cm" svg:y="0.837cm" presentation:class="title">
          <draw:text-box>
            <text:p>API Testing for specific Technologies</text:p>
          </draw:text-box>
        </draw:frame>
        <draw:frame presentation:style-name="pr7" draw:text-style-name="P1" draw:layer="layout" svg:width="25.199cm" svg:height="13.859cm" svg:x="1.4cm" svg:y="4.914cm" presentation:class="outline" presentation:user-transformed="true">
          <draw:text-box>
            <text:list text:style-name="L2">
              <text:list-item>
                <text:p><text:span text:style-name="T1">GraphQL API Testing::Testing GraphQL APIs , ensuring efficient data querying and mutation.</text:span></text:p>
              </text:list-item>
              <text:list-item>
                <text:p><text:span text:style-name="T1">gRPC API Testing::Testing gRPC APIs,ensuring high performance and efficient data transmission.</text:span></text:p>
              </text:list-item>
              <text:list-item>
                <text:p><text:span text:style-name="T1">WebSocket API Testing::Testing websocket APIs ensuring efficient real-time communication and bi-directional data transfer.</text:span></text:p>
              </text:list-item>
              <text:list-item>
                <text:p><text:span text:style-name="T1">Serverless API Testing::Testing serverless APIs ensuring efficient resource utilization and cost optimization.</text:span></text:p>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ook" presentation:presentation-page-layout-name="AL1T1">
        <draw:frame presentation:style-name="pr4" draw:layer="layout" svg:width="25.199cm" svg:height="3.506cm" svg:x="1.4cm" svg:y="0.837cm" presentation:class="title">
          <draw:text-box>
            <text:p>API Testing Tools for specific Tasks</text:p>
          </draw:text-box>
        </draw:frame>
        <draw:frame presentation:style-name="pr7" draw:text-style-name="P1" draw:layer="layout" svg:width="25.199cm" svg:height="13.859cm" svg:x="1.4cm" svg:y="4.914cm" presentation:class="outline">
          <draw:text-box>
            <text:list text:style-name="L2">
              <text:list-item>
                <text:p><text:span text:style-name="T1">API Documentation Tools::Tools liker swagger, openAPI and API Blueprint for generating API documentation.</text:span></text:p>
              </text:list-item>
              <text:list-item>
                <text:p><text:span text:style-name="T1">API Mocking Tools::Tols like Mocky,API Mock and WireMock for mocking API responses.</text:span></text:p>
              </text:list-item>
              <text:list-item>
                <text:p><text:span text:style-name="T1">API Security Testing Tools::Tools like OWASP ZAP,Burpsuite and API Scanner for identifying security vulnerabilities.</text:span></text:p>
              </text:list-item>
              <text:list-item>
                <text:p><text:span text:style-name="T1">API Performance Testing Tools::Tools like Jmeter,Gatling and NeoLoad for measuring API performance and scalability.</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ook" presentation:presentation-page-layout-name="AL1T1">
        <draw:frame presentation:style-name="pr4" draw:layer="layout" svg:width="25.199cm" svg:height="3.506cm" svg:x="1.4cm" svg:y="0.837cm" presentation:class="title">
          <draw:text-box>
            <text:p>API Testing Best practice for Agile Teams</text:p>
          </draw:text-box>
        </draw:frame>
        <draw:frame presentation:style-name="pr7" draw:text-style-name="P1" draw:layer="layout" svg:width="25.199cm" svg:height="13.859cm" svg:x="1.4cm" svg:y="4.914cm" presentation:class="outline">
          <draw:text-box>
            <text:list text:style-name="L2">
              <text:list-item>
                <text:p><text:span text:style-name="T1">Test-Driven Development(TDD)::Writing tests before writing API code to ensure testability and reliability.</text:span></text:p>
              </text:list-item>
              <text:list-item>
                <text:p><text:span text:style-name="T1">Behavior-Driven Development(BDD)::Writing tests in a natural language style to nsure API behavior meets requirements.</text:span></text:p>
              </text:list-item>
              <text:list-item>
                <text:p><text:span text:style-name="T1">Continuous Integration and Continuous Deployment(CI/CD):: Inegrating API testing into CI/CD pipelines to ensure automatic testing and deployment.</text:span></text:p>
              </text:list-item>
              <text:list-item>
                <text:p><text:span text:style-name="T1">API Testing Code::Treating API Testing as code allowinf for version control and collabratio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book" presentation:presentation-page-layout-name="AL1T1">
        <draw:frame presentation:style-name="pr4" draw:layer="layout" svg:width="25.199cm" svg:height="3.506cm" svg:x="1.4cm" svg:y="0.837cm" presentation:class="title">
          <draw:text-box>
            <text:p>API Testing for microservices Architecture</text:p>
          </draw:text-box>
        </draw:frame>
        <draw:frame presentation:style-name="pr7" draw:text-style-name="P1" draw:layer="layout" svg:width="25.199cm" svg:height="13.859cm" svg:x="1.4cm" svg:y="4.914cm" presentation:class="outline" presentation:user-transformed="true">
          <draw:text-box>
            <text:list text:style-name="L2">
              <text:list-item>
                <text:p><text:span text:style-name="T1">Service Discovery::Testing service discovery mechanism to ensure APIs can find and communicate with each other.</text:span></text:p>
              </text:list-item>
              <text:list-item>
                <text:p><text:span text:style-name="T1">API Gateway Testing::Testing API gateways to ensure they route requests correctly and handles errors properly.</text:span></text:p>
              </text:list-item>
              <text:list-item>
                <text:p><text:span text:style-name="T1">Service Mesh Testing::Testing service meshes to ensure they manage traffic,security and observability correctly.</text:span></text:p>
              </text:list-item>
              <text:list-item>
                <text:p><text:span text:style-name="T1">Distributed Tracing::Testing distributed tracing to ensure it provides visibility into API interactions.</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book" presentation:presentation-page-layout-name="AL1T1">
        <draw:frame presentation:style-name="pr4" draw:layer="layout" svg:width="25.199cm" svg:height="3.506cm" svg:x="1.4cm" svg:y="0.837cm" presentation:class="title">
          <draw:text-box>
            <text:p>API Testing for cloud native Applications</text:p>
          </draw:text-box>
        </draw:frame>
        <draw:frame presentation:style-name="pr7" draw:text-style-name="P1" draw:layer="layout" svg:width="25.199cm" svg:height="13.859cm" svg:x="1.4cm" svg:y="4.914cm" presentation:class="outline">
          <draw:text-box>
            <text:list text:style-name="L2">
              <text:list-item>
                <text:p><text:span text:style-name="T1">Cloud-Native API Testing::Testing APIs built on cloud-native platforms like kubernetes,cloud foundry and serverless.</text:span></text:p>
              </text:list-item>
              <text:list-item>
                <text:p><text:span text:style-name="T1">Containerized API Testing::Testing APIs running in containers to ensure they work correctly in cloud-native environment.</text:span></text:p>
              </text:list-item>
              <text:list-item>
                <text:p><text:span text:style-name="T1">Serverless API Testing::Testing serverless APIs to ensure they scale correctly and handle events properly.</text:span></text:p>
              </text:list-item>
              <text:list-item>
                <text:p><text:span text:style-name="T1">Cloud-native security Testing::Testing cloud-native APIs for security vulnerabilities and compliance with cloud provider security policies.</text:span></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book" presentation:presentation-page-layout-name="AL1T1">
        <draw:frame presentation:style-name="pr4" draw:layer="layout" svg:width="25.199cm" svg:height="3.506cm" svg:x="1.4cm" svg:y="0.837cm" presentation:class="title">
          <draw:text-box>
            <text:p>API Testing for AI and ML</text:p>
          </draw:text-box>
        </draw:frame>
        <draw:frame presentation:style-name="pr7" draw:text-style-name="P1" draw:layer="layout" svg:width="25.199cm" svg:height="13.859cm" svg:x="1.4cm" svg:y="4.914cm" presentation:class="outline" presentation:user-transformed="true">
          <draw:text-box>
            <text:list text:style-name="L2">
              <text:list-item>
                <text:p><text:span text:style-name="T1">AI/ML Model Testing::Testing AI/ML models to ensure they produce accurate results and handle edge cases correctly.</text:span></text:p>
              </text:list-item>
              <text:list-item>
                <text:p><text:span text:style-name="T1">API Testing for AI/ML integration::Testing APIs that integrate with AI/ML models to ensure they work correctly and handle errors properly.</text:span></text:p>
              </text:list-item>
              <text:list-item>
                <text:p><text:span text:style-name="T1">Explainability Testing::Testing AI/ML models to ensure they provides explainable results and meet regulatory requirements.</text:span></text:p>
              </text:list-item>
              <text:list-item>
                <text:p><text:span text:style-name="T1">Fairness and Biad Testing::Testing AI/ML models to ensure they are fair and unbiased in their decision making processes.</text:span></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book" presentation:presentation-page-layout-name="AL1T1">
        <draw:frame presentation:style-name="pr4" draw:layer="layout" svg:width="25.199cm" svg:height="3.506cm" svg:x="1.4cm" svg:y="0.837cm" presentation:class="title">
          <draw:text-box>
            <text:p>API Testing for Internet of Things(IOT)</text:p>
          </draw:text-box>
        </draw:frame>
        <draw:frame presentation:style-name="pr7" draw:text-style-name="P1" draw:layer="layout" svg:width="25.199cm" svg:height="13.859cm" svg:x="1.4cm" svg:y="4.914cm" presentation:class="outline" presentation:user-transformed="true">
          <draw:text-box>
            <text:list text:style-name="L2">
              <text:list-item>
                <text:p><text:span text:style-name="T1">Device API Testing::Testing APIs that interact with IOT devices to ensure they work correctly and handle device-specific protocols.</text:span></text:p>
              </text:list-item>
              <text:list-item>
                <text:p><text:span text:style-name="T1">Data Ingestion Testing::Testing APIs that ingest data from IOT devices to ensure they handles large volumes of data correctly.</text:span></text:p>
              </text:list-item>
              <text:list-item>
                <text:p><text:span text:style-name="T1">Real-Time Processing Testing::Testing APIs that process IOT data on real-time to ensure they meet performance and latency requirements.</text:span></text:p>
              </text:list-item>
              <text:list-item>
                <text:p><text:span text:style-name="T1">Security Testing for IOT APIs::Testing IOT APIs for security vulnerabilities and compliance with IOT-specific security standards.</text:span></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book" presentation:presentation-page-layout-name="AL1T1">
        <draw:frame presentation:style-name="pr4" draw:layer="layout" svg:width="25.199cm" svg:height="3.506cm" svg:x="1.4cm" svg:y="0.837cm" presentation:class="title">
          <draw:text-box>
            <text:p>API Testing for Blockchain and Cryptocurrency</text:p>
          </draw:text-box>
        </draw:frame>
        <draw:frame presentation:style-name="pr12" draw:text-style-name="P4" draw:layer="layout" svg:width="25.199cm" svg:height="13.859cm" svg:x="1.4cm" svg:y="4.914cm" presentation:class="outline" presentation:user-transformed="true">
          <draw:text-box>
            <text:list text:style-name="L2">
              <text:list-item>
                <text:p text:style-name="P3"><text:span text:style-name="T1">Smart Contract Testing::Testing smart contracts to ensure they execute correctly and securely.</text:span></text:p>
              </text:list-item>
              <text:list-item>
                <text:p text:style-name="P3"><text:span text:style-name="T1">Blockchain API Testing::Testing APIs that interact with blockchaom networks to ensure they work correctly and handle transaction properly.</text:span></text:p>
              </text:list-item>
              <text:list-item>
                <text:p text:style-name="P3"><text:span text:style-name="T1">Cryptocurrency wallet Testing::Testing cryptocurrecny <text:s/>wallets to ensure they securely store and manage digital assets.</text:span></text:p>
              </text:list-item>
              <text:list-item>
                <text:p text:style-name="P3"><text:span text:style-name="T1">Decentralized Application(sAPP) Testing::Testing dApps to ensure they work correctly and securely on blockchain networks.</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book" presentation:presentation-page-layout-name="AL1T1">
        <draw:frame presentation:style-name="pr4" draw:layer="layout" svg:width="25.199cm" svg:height="3.506cm" svg:x="1.4cm" svg:y="0.837cm" presentation:class="title">
          <draw:text-box>
            <text:p>API Testing for Augmented Reality(AR) and Virtual Reality(VR)</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AR/VR API Testing::Testing APIs that provides AR/VR experiences to ensure they work correctly and provide a seamless user experience.</text:span></text:p>
              </text:list-item>
              <text:list-item>
                <text:p text:style-name="P3"><text:span text:style-name="T1">3D Model Testing::Testing 3D models used in AR/VR experience to ensure they are accurate and render correctly.</text:span></text:p>
              </text:list-item>
              <text:list-item>
                <text:p text:style-name="P3"><text:span text:style-name="T1">Spatial Audio Testing::Testing spatial audio used in AR/VR experiences to ensure it provides an immersive experience.</text:span></text:p>
              </text:list-item>
              <text:list-item>
                <text:p text:style-name="P3"><text:span text:style-name="T1">Gesture Recognition Testing::Testing gesture recognition used in AR/VR experiences to ensure it accurately recognizes user gestures.</text:span></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book" presentation:presentation-page-layout-name="AL1T1">
        <draw:frame presentation:style-name="pr4" draw:layer="layout" svg:width="25.199cm" svg:height="3.506cm" svg:x="1.4cm" svg:y="0.837cm" presentation:class="title">
          <draw:text-box>
            <text:p>API Testing for Autonomous Vechiles</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Sensor API Testing::Testing APIs that interact with sensors used in autonomous vechiles to ensure they provide accurate data.</text:span></text:p>
              </text:list-item>
              <text:list-item>
                <text:p text:style-name="P3"><text:span text:style-name="T1">Computer vision Testing::Testing computer vision algorithms used in autonomous vechiles to ensure they accurately detect and recognize objects.</text:span></text:p>
              </text:list-item>
              <text:list-item>
                <text:p text:style-name="P3"><text:span text:style-name="T1">Machine Learning Model Testing::Testing machine learning models used in autonomous vechiles to ensure they make accurate prediction and decisions,</text:span></text:p>
              </text:list-item>
              <text:list-item>
                <text:p text:style-name="P3"><text:span text:style-name="T1">Vechile-to-everything(V2X) Testing::Testing V2X communication used in autonomous vechiles to ensure it provides accurate and timely information .</text:span></text:p>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book" presentation:presentation-page-layout-name="AL1T1">
        <draw:frame presentation:style-name="pr4" draw:layer="layout" svg:width="25.199cm" svg:height="3.506cm" svg:x="1.4cm" svg:y="0.837cm" presentation:class="title">
          <draw:text-box>
            <text:p>API Testing for 5G Networks</text:p>
          </draw:text-box>
        </draw:frame>
        <draw:frame presentation:style-name="pr13" draw:text-style-name="P4" draw:layer="layout" svg:width="25.199cm" svg:height="13.897cm" svg:x="1.4cm" svg:y="4.914cm" presentation:class="outline" presentation:user-transformed="true">
          <draw:text-box>
            <text:list text:style-name="L2">
              <text:list-item>
                <text:p text:style-name="P3"><text:span text:style-name="T1">5G Network API Testing::Testing APIs that interacts with 5G networks to ensure they work correctly and provide high-speed data transfer.</text:span></text:p>
              </text:list-item>
              <text:list-item>
                <text:p text:style-name="P3"><text:span text:style-name="T1">Edge Computing Testing::Testing edge computing used in 5G network to ensure it provides low-latency processing and data analysis.</text:span></text:p>
              </text:list-item>
              <text:list-item>
                <text:p text:style-name="P3"><text:span text:style-name="T1">Network Slicing Testing::Testing network slicing used in 5G networks to ensure it provides customized network services and resources.</text:span></text:p>
              </text:list-item>
              <text:list-item>
                <text:p text:style-name="P3"><text:span text:style-name="T1">Ultra-Reliable Low latency communication(URLLC)Testing:: Testing URLLC used in 5G networks to ensure it provides reliable and low-latency communication.</text:span></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book" presentation:presentation-page-layout-name="AL1T1">
        <draw:frame presentation:style-name="pr4" draw:layer="layout" svg:width="25.199cm" svg:height="3.506cm" svg:x="2cm" svg:y="0.994cm" presentation:class="title" presentation:user-transformed="true">
          <draw:text-box>
            <text:p>API Testing for Quantum Computing</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Quantum Algorithm Testing::Testing quantum algorithm to ensure they provides accurate results and handle errors correctly.</text:span></text:p>
              </text:list-item>
              <text:list-item>
                <text:p text:style-name="P3"><text:span text:style-name="T1">Quantum Circuit Testing::Testing quantum circuits to ensure they execute correctly and provide expected results.</text:span></text:p>
              </text:list-item>
              <text:list-item>
                <text:p text:style-name="P3"><text:span text:style-name="T1">Quantum Error Correction Testing::Testing quantum error correction mechanisms to ensure they correct errors correctly.</text:span></text:p>
              </text:list-item>
              <text:list-item>
                <text:p text:style-name="P3"><text:span text:style-name="T1">Quantum Simulation Testing::Testing quantum simulation to ensure accurately model complex systems</text:span></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book" presentation:presentation-page-layout-name="AL1T1">
        <draw:frame presentation:style-name="pr4" draw:layer="layout" svg:width="25.199cm" svg:height="3.506cm" svg:x="1.4cm" svg:y="0.837cm" presentation:class="title">
          <draw:text-box>
            <text:p>API Testing for Edge Computing</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Edge API Testing::Testing APIs that interact with edge devices to ensure they work correctly and provide low-latency processing.</text:span></text:p>
              </text:list-item>
              <text:list-item>
                <text:p text:style-name="P3"><text:span text:style-name="T1">Edge computing Platform Testing::Testing edge computing platforms to ensure they provide scalable and secure processing .</text:span></text:p>
              </text:list-item>
              <text:list-item>
                <text:p text:style-name="P3"><text:span text:style-name="T1">Edge AI Testing::Testing edge AI model to ensure they provide accurate results and handle edge specific constraints.</text:span></text:p>
              </text:list-item>
              <text:list-item>
                <text:p text:style-name="P3"><text:span text:style-name="T1">Edge security Testing::Testing edge security mechanism to ensure they protect edge devices and data.</text:span></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book" presentation:presentation-page-layout-name="AL1T1">
        <draw:frame presentation:style-name="pr4" draw:layer="layout" svg:width="25.199cm" svg:height="3.506cm" svg:x="1.4cm" svg:y="0.837cm" presentation:class="title">
          <draw:text-box>
            <text:p>API Testing for Serverless Computing</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Serverlesss API Testing::Testing APIs that interact with serverless functions to ensure they work correctly and provide scalable processing.</text:span></text:p>
              </text:list-item>
              <text:list-item>
                <text:p text:style-name="P3"><text:span text:style-name="T1">Serverless Function Testing::Testing serverless functions to ensure they execute correctly and provide expected results.</text:span></text:p>
              </text:list-item>
              <text:list-item>
                <text:p text:style-name="P3"><text:span text:style-name="T1">Serverless Event-Driven Testing::Testing serverless event-driven architectures to ensure they handle events correctly and provide scalable processing.</text:span></text:p>
              </text:list-item>
              <text:list-item>
                <text:p text:style-name="P3"><text:span text:style-name="T1">Serverless Security Testing::Testing serverless security mechanism to ensure they protect serverless functions and data .</text:span></text:p>
              </text:list-item>
            </text:list>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book" presentation:presentation-page-layout-name="AL1T1">
        <draw:frame presentation:style-name="pr4" draw:layer="layout" svg:width="25.199cm" svg:height="3.506cm" svg:x="1.4cm" svg:y="0.837cm" presentation:class="title">
          <draw:text-box>
            <text:p>API Testing for DevOps and CI/CD</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CI/CD pipelines Testing::Testing CI/CD pipelines to ensure they automate testing,deployment and delivery correctly.</text:span></text:p>
              </text:list-item>
              <text:list-item>
                <text:p text:style-name="P3"><text:span text:style-name="T1">DevOps Toolchain Testing::Testing DevOps toolchains to ensure they provide integrated development,testing and deployment capabilities.</text:span></text:p>
              </text:list-item>
              <text:list-item>
                <text:p text:style-name="P3"><text:span text:style-name="T1">Automated Testing::Testing automated testing framework to ensure they provides accurate and reliable test results.</text:span></text:p>
              </text:list-item>
              <text:list-item>
                <text:p text:style-name="P3"><text:span text:style-name="T1">Continuous Monitoring Testing::Testing continuous monitoring tools to ensure they provide real time insight into application performance and security.</text:span></text:p>
              </text:list-item>
            </text:list>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book" presentation:presentation-page-layout-name="AL1T1">
        <draw:frame presentation:style-name="pr4" draw:layer="layout" svg:width="25.199cm" svg:height="3.506cm" svg:x="1.4cm" svg:y="0.837cm" presentation:class="title">
          <draw:text-box>
            <text:p>API Testing for Artificial General Intelligence(AGI)</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AGI Model Testing::Testing AGI model to ensure they provide accurate and reliable results.</text:span></text:p>
              </text:list-item>
              <text:list-item>
                <text:p text:style-name="P3"><text:span text:style-name="T1">AGI Algorithm Testing::Testing AGI algorithms to ensure they are efficient and effective.</text:span></text:p>
              </text:list-item>
              <text:list-item>
                <text:p text:style-name="P3"><text:span text:style-name="T1">AGI Data Testing::Testing AGI data to ensure it is accurate,complete and relevent.</text:span></text:p>
              </text:list-item>
              <text:list-item>
                <text:p text:style-name="P3"><text:span text:style-name="T1">AGI Integration Testing::Testing AGI integration with other systems and APIs to ensure seamless interaction.</text:span></text:p>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book" presentation:presentation-page-layout-name="AL1T1">
        <draw:frame presentation:style-name="pr4" draw:layer="layout" svg:width="25.199cm" svg:height="3.506cm" svg:x="1.4cm" svg:y="0.837cm" presentation:class="title">
          <draw:text-box>
            <text:p>API Testing for Extended Reality(XR)</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XR API Testing::Testing APIs that provides XR experiences to ensure they work correctly and provide a seamless user experience.</text:span></text:p>
              </text:list-item>
              <text:list-item>
                <text:p text:style-name="P3"><text:span text:style-name="T1">XR Content Testing::Testing XR content to ensure it is accurate,incomplete and relevant.</text:span></text:p>
              </text:list-item>
              <text:list-item>
                <text:p text:style-name="P3"><text:span text:style-name="T1">XR Device Testing::Testing XR devices to ensure they provide accurate and reliable tracking and rendering.</text:span></text:p>
              </text:list-item>
              <text:list-item>
                <text:p text:style-name="P3"><text:span text:style-name="T1">XR Interaction Testing::Testing XR interactions to ensure they are intuitive and natural.</text:span></text:p>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book" presentation:presentation-page-layout-name="AL1T1">
        <draw:frame presentation:style-name="pr4" draw:layer="layout" svg:width="25.199cm" svg:height="3.506cm" svg:x="1.4cm" svg:y="0.837cm" presentation:class="title">
          <draw:text-box>
            <text:p>API Testing for Cyber-physical Systems</text:p>
          </draw:text-box>
        </draw:frame>
        <draw:frame presentation:style-name="pr7" draw:text-style-name="P4" draw:layer="layout" svg:width="25.199cm" svg:height="13.859cm" svg:x="1.4cm" svg:y="4.914cm" presentation:class="outline" presentation:user-transformed="true">
          <draw:text-box>
            <text:list text:style-name="L2">
              <text:list-item>
                <text:p text:style-name="P3"><text:span text:style-name="T1">Cyber-physical System API Testing::Testing APIs that provides cyber-physical system functionality to ensure they work correctly and provides a seamless user experience.</text:span></text:p>
              </text:list-item>
              <text:list-item>
                <text:p text:style-name="P3"><text:span text:style-name="T1">Cyber-physical System Algorithm Testing::Testing cyber-physical system algorithms to ensure they are efficient and effective.</text:span></text:p>
              </text:list-item>
              <text:list-item>
                <text:p text:style-name="P3"><text:span text:style-name="T1">Cyber-physicak system data Testing::Testing cyber-physical system data to ensure it is accurate,complete and relevent.</text:span></text:p>
              </text:list-item>
              <text:list-item>
                <text:p text:style-name="P3"><text:span text:style-name="T1">Cyber-physical system integrationTesting::Testing cyber-physicak system integration with other systems and APIs to ensure seamless interaction.</text:span></text:p>
              </text:list-item>
            </text:list>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withspiral" xlink:href="Pictures/100000000000032000000258B0456710.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6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withspiral"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ook-backgroundobjects">
      <style:graphic-properties draw:stroke="none" draw:fill="none" draw:fill-color="#ffffff" draw:auto-grow-height="false" fo:min-height="1.449cm"/>
    </style:style>
    <style:style style:name="Mpr5" style:family="presentation" style:parent-style-name="lyt-book-backgroundobjects">
      <style:graphic-properties draw:stroke="none" draw:fill="none" draw:fill-color="#ffffff" draw:auto-grow-height="false" fo:min-height="1.485cm"/>
    </style:style>
    <style:style style:name="Mpr6" style:family="presentation" style:parent-style-name="lyt-boo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ook" style:page-layout-name="PM1" draw:style-name="Mdp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6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12M</meta:editing-duration>
    <meta:editing-cycles>60</meta:editing-cycles>
    <meta:generator>OpenOffice/4.1.5$Win32 OpenOffice.org_project/415m1$Build-9789</meta:generator>
    <dc:date>2024-07-24T21:55:04.63</dc:date>
    <meta:document-statistic meta:object-count="155"/>
  </office:meta>
</office:document-meta>
</file>